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0">
      <style:table-cell-properties fo:border="thin solid #000000" fo:background-color="#D9D9D9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242729" style:text-line-through-style="none" style:font-name="Liberation Mono;Courier New" style:font-name-asian="Liberation Mono;Courier New" style:font-name-complex="Liberation Mono;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242729" style:text-line-through-style="none" style:font-name="Consolas;Menlo" style:font-name-asian="Consolas;Menlo" style:font-name-complex="Consolas;Menl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9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37.5pt" style:use-optimal-row-height="true" fo:break-before="auto"/>
    </style:style>
    <style:style style:name="ro9" style:family="table-row">
      <style:table-row-properties style:row-height="84pt" style:use-optimal-row-height="true" fo:break-before="auto"/>
    </style:style>
    <style:style style:name="ro10" style:family="table-row">
      <style:table-row-properties style:row-height="112pt" style:use-optimal-row-height="true" fo:break-before="auto"/>
    </style:style>
    <style:style style:name="ro11" style:family="table-row">
      <style:table-row-properties style:row-height="98pt" style:use-optimal-row-height="true" fo:break-before="auto"/>
    </style:style>
    <style:style style:name="ro12" style:family="table-row">
      <style:table-row-properties style:row-height="13.75pt" style:use-optimal-row-height="true" fo:break-before="auto"/>
    </style:style>
    <style:style style:name="ro13" style:family="table-row">
      <style:table-row-properties style:row-height="2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100pt" style:use-optimal-row-height="true" fo:break-before="auto"/>
    </style:style>
    <style:style style:name="ro19" style:family="table-row">
      <style:table-row-properties style:row-height="68pt" style:use-optimal-row-height="true" fo:break-before="auto"/>
    </style:style>
    <style:style style:name="ro20" style:family="table-row">
      <style:table-row-properties style:row-height="54pt" style:use-optimal-row-height="true" fo:break-before="auto"/>
    </style:style>
    <style:style style:name="ro21" style:family="table-row">
      <style:table-row-properties style:row-height="67.5pt" style:use-optimal-row-height="true" fo:break-before="auto"/>
    </style:style>
    <style:style style:name="ro22" style:family="table-row">
      <style:table-row-properties style:row-height="154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50pt" style:use-optimal-row-height="true" fo:break-before="auto"/>
    </style:style>
    <style:style style:name="ro25" style:family="table-row">
      <style:table-row-properties style:row-height="31pt" style:use-optimal-row-height="true" fo:break-before="auto"/>
    </style:style>
    <style:style style:name="ro26" style:family="table-row">
      <style:table-row-properties style:row-height="29pt" style:use-optimal-row-height="true" fo:break-before="auto"/>
    </style:style>
    <style:style style:name="ro27" style:family="table-row">
      <style:table-row-properties style:row-height="43.5pt" style:use-optimal-row-height="true" fo:break-before="auto"/>
    </style:style>
    <style:style style:name="ro28" style:family="table-row">
      <style:table-row-properties style:row-height="180pt" style:use-optimal-row-height="true" fo:break-before="auto"/>
    </style:style>
    <style:style style:name="ro29" style:family="table-row">
      <style:table-row-properties style:row-height="14.5pt" style:use-optimal-row-height="true" fo:break-before="auto"/>
    </style:style>
    <style:style style:name="ro30" style:family="table-row">
      <style:table-row-properties style:row-height="84.5pt" style:use-optimal-row-height="true" fo:break-before="auto"/>
    </style:style>
    <style:style style:name="ro31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">
            <text:p>ПАМЯТЬ И ПРОЦЕСС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ВИГАЦИЯ И ПОИСК.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РАБОТА С ФАЙЛАМИ И ПАПКАМ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ЗАПИСЬ В ФАЙЛ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ЯРЛЫКИ, СОРТИНГ, РЕГУЛЯРНЫЕ ВЫРАЖ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ЕРЕНАПРАВЛЕНИЕ ВЫВОДА/ВВОДА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РХИВИРОВАНИЕ И КОМПРЕССИЯ ДАННЫХ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ОЛЬЗОВАТЕЛ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СЕТЬ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РАВА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8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BASH SCRIPTS</text:p>
          </table:table-cell>
          <table:table-cell table:style-name="ce4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>переменные пишутся в кавычках и со знаком $, затем пишется порядковый номер переменн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0</text:p>
          </table:table-cell>
          <table:table-cell office:value-type="string" table:style-name="ce2">
            <text:p>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94" table:style-name="ro12">
          <table:table-cell table:number-columns-repeated="1638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3">
          <table:table-cell office:value-type="string" table:style-name="ce36">
            <text:p>git<text:s/><text:span text:style-name="T5">push</text:span><text:s/>-u<text:s/><text:span text:style-name="T8">origin<text:s/></text:span><text:span text:style-name="T9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8">origin</text:span><text:span text:style-name="T4">, в ветку<text:s/></text:span><text:span text:style-name="T9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0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10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1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7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tag stable-2 f292ef5</text:p>
          </table:table-cell>
          <table:table-cell office:value-type="string" table:style-name="ce7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8">origin<text:s/></text:span><text:span text:style-name="T9">feature</text:span></text:p>
          </table:table-cell>
          <table:table-cell office:value-type="string" table:style-name="ce2">
            <text:p><text:span text:style-name="T13">Главная команда!</text:span><text:span text:style-name="T13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git revert 7f6b500</text:p>
          </table:table-cell>
          <table:table-cell office:value-type="string" table:style-name="ce7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reset 9cf99cc —hard</text:p>
          </table:table-cell>
          <table:table-cell office:value-type="string" table:style-name="ce7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status<text:s text:c="2"/></text:p>
          </table:table-cell>
          <table:table-cell office:value-type="string" table:style-name="ce7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4">git<text:s/></text:span><text:span text:style-name="T5">remote</text:span><text:span text:style-name="T4"><text:s/></text:span><text:span text:style-name="T8">show<text:s/></text:span><text:span text:style-name="T4">origin</text:span></text:p>
          </table:table-cell>
          <table:table-cell office:value-type="string" table:style-name="ce7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remote -v</text:p>
          </table:table-cell>
          <table:table-cell office:value-type="string" table:style-name="ce7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config --get remote.origin.url</text:p>
          </table:table-cell>
          <table:table-cell office:value-type="string" table:style-name="ce7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git branch -a</text:p>
          </table:table-cell>
          <table:table-cell office:value-type="string" table:style-name="ce7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log —pretty=oneline</text:p>
          </table:table-cell>
          <table:table-cell office:value-type="string" table:style-name="ce7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4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5">"</text:span>AntAlMakarov@greenatom.ru<text:span text:style-name="T15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6">add</text:span><text:span text:style-name="T7"><text:s/></text:span><text:span text:style-name="T16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1">set-url</text:span><text:span text:style-name="T5"><text:s/></text:span><text:span text:style-name="T11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8">
            <text:p>git branch -a</text:p>
          </table:table-cell>
          <table:table-cell office:value-type="string" table:style-name="ce7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forum</text:p>
          </table:table-cell>
          <table:table-cell office:value-type="string" table:style-name="ce7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checkout 2a36c1b</text:p>
          </table:table-cell>
          <table:table-cell office:value-type="string" table:style-name="ce7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git merge forum</text:p>
          </table:table-cell>
          <table:table-cell office:value-type="string" table:style-name="ce7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4">git branch -d &lt;имя ветки&gt;</text:span></text:p>
          </table:table-cell>
          <table:table-cell office:value-type="string" table:style-name="ce7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3">
          <table:table-cell office:value-type="string" table:style-name="ce7">
            <text:p>git branch --set-upstream-to=master tocheck</text:p>
          </table:table-cell>
          <table:table-cell office:value-type="string" table:style-name="ce7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7">
          <table:table-cell office:value-type="string" table:style-name="ce7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7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8">
          <table:table-cell office:value-type="string" table:style-name="ce7">
            <text:p>git checkout &lt;feature&gt;</text:p>
            <text:p>git<text:s/><text:span text:style-name="T17">rebase</text:span><text:s/>-i master</text:p>
          </table:table-cell>
          <table:table-cell office:value-type="string" table:style-name="ce7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7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4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3">
          <table:table-cell office:value-type="string" table:style-name="ce7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<text:span text:style-name="T4">.GITIGNORE</text:span></text:p>
          </table:table-cell>
          <table:table-cell table:style-name="ce10"/>
          <table:table-cell table:number-columns-repeated="16382"/>
        </table:table-row>
        <table:table-row table:style-name="ro8">
          <table:table-cell office:value-type="string" table:style-name="ce7">
            <text:p>.gitignore</text:p>
          </table:table-cell>
          <table:table-cell office:value-type="string" table:style-name="ce7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19">
          <table:table-cell office:value-type="string" table:style-name="ce7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1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*</text:p>
          </table:table-cell>
          <table:table-cell office:value-type="string" table:style-name="ce7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8">
          <table:table-cell office:value-type="string" table:style-name="ce11">
            <text:p>**</text:p>
          </table:table-cell>
          <table:table-cell office:value-type="string" table:style-name="ce7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?</text:p>
          </table:table-cell>
          <table:table-cell office:value-type="string" table:style-name="ce7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[…]</text:p>
          </table:table-cell>
          <table:table-cell office:value-type="string" table:style-name="ce7">
            <text:p>Любой ИЗ символов в скобках</text:p>
          </table:table-cell>
          <table:table-cell table:number-columns-repeated="16382"/>
        </table:table-row>
        <table:table-row table:style-name="ro20">
          <table:table-cell office:value-type="string" table:style-name="ce7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7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7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7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18">ТОЛЬКО в корне проекта</text:span><text:span text:style-name="T18"/></text:p>
            <text:p><text:span text:style-name="T18">(корнём считается расположение файла .gitignore)</text:span><text:span text:style-name="T18"/></text:p>
            <text:p><text:span text:style-name="T18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1">
          <table:table-cell office:value-type="string" table:style-name="ce7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19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0">
          <table:table-cell office:value-type="string" table:style-name="ce7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7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4">\!readme!.txt</text:span></text:p>
          </table:table-cell>
          <table:table-cell office:value-type="string" table:style-name="ce7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0">
          <table:table-cell office:value-type="string" table:style-name="ce7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CI/CD</text:p>
          </table:table-cell>
          <table:table-cell table:style-name="ce10"/>
          <table:table-cell table:number-columns-repeated="16382"/>
        </table:table-row>
        <table:table-row table:style-name="ro13">
          <table:table-cell office:value-type="string" table:style-name="ce7">
            <text:p>https://youtu.be/jkwJCR0rqDc</text:p>
            <text:p/>
          </table:table-cell>
          <table:table-cell office:value-type="string" table:style-name="ce7">
            <text:p>Доки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https://docs.gitlab.com/ee/ci/yaml/</text:p>
            <text:p/>
          </table:table-cell>
          <table:table-cell office:value-type="string" table:style-name="ce7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2">
            <text:p>https://docs.gitlab.com/ee/ci/variables/predefined_variables.html</text:p>
            <text:p/>
          </table:table-cell>
          <table:table-cell office:value-type="string" table:style-name="ce7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2"/>
          <table:table-cell table:style-name="ce7"/>
          <table:table-cell table:number-columns-repeated="16382"/>
        </table:table-row>
        <table:table-row table:style-name="ro9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0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REGISTRY_IMAGE</text:p>
          </table:table-cell>
          <table:table-cell office:value-type="string" table:style-name="ce7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COMMIT_REF_NAME</text:p>
          </table:table-cell>
          <table:table-cell office:value-type="string" table:style-name="ce7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20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3">
          <table:table-cell office:value-type="string" table:style-name="ce13">
            <text:p><text:span text:style-name="T21">$CI_JOB_TOKEN</text:span></text:p>
          </table:table-cell>
          <table:table-cell office:value-type="string" table:style-name="ce7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JOB_STAGE</text:p>
          </table:table-cell>
          <table:table-cell office:value-type="string" table:style-name="ce7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0">-<text:s/></text:span><text:span text:style-name="T22">echo</text:span><text:span text:style-name="T20"><text:s/>"$CI_JOB_STAGE"</text:span></text:p>
          </table:table-cell>
          <table:table-cell office:value-type="string" table:style-name="ce7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<text:span text:style-name="T23">.deploy_common:</text:span><text:span text:style-name="T23"/></text:p>
            <text:p><text:span text:style-name="T24"># common config HERE</text:span><text:span text:style-name="T24"/></text:p>
            <text:p/>
            <text:p><text:span text:style-name="T23">deploy_master_CD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only</text:span><text:span text:style-name="T25">:</text:span><text:span text:style-name="T25"/></text:p>
            <text:p><text:span text:style-name="T23">refs</text:span><text:span text:style-name="T25">:</text:span><text:span text:style-name="T25"/></text:p>
            <text:p><text:span text:style-name="T25">- master</text:span><text:span text:style-name="T25"/></text:p>
            <text:p/>
            <text:p><text:span text:style-name="T23">deploy_manual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when</text:span><text:span text:style-name="T25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3">deploy</text:span><text:span text:style-name="T25">:</text:span><text:span text:style-name="T25"/></text:p>
            <text:p><text:span text:style-name="T23">rules</text:span><text:span text:style-name="T25">:</text:span><text:span text:style-name="T25"/></text:p>
            <text:p><text:span text:style-name="T25">-<text:s/></text:span><text:span text:style-name="T23">if</text:span><text:span text:style-name="T25">: '$CI_COMMIT_REF_NAME == "master"'</text:span><text:span text:style-name="T25"/></text:p>
            <text:p><text:span text:style-name="T25">-<text:s/></text:span><text:span text:style-name="T23">when</text:span><text:span text:style-name="T25">: manual</text:span></text:p>
          </table:table-cell>
          <table:table-cell office:value-type="string" table:style-name="ce7">
            <text:p><text:span text:style-name="T4">УСЛОВИЯ запуска лучше ставить через<text:s/></text:span><text:span text:style-name="T26">rules</text:span><text:span text:style-name="T4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2"/>
          <table:table-cell table:number-columns-repeated="16382"/>
        </table:table-row>
        <table:table-row table:number-rows-repeated="1048419" table:style-name="ro12">
          <table:table-cell table:number-columns-repeated="16384"/>
        </table:table-row>
      </table:table>
      <table:table table:name="Docker" table:style-name="ta1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5">
          <table:table-cell office:value-type="string" table:style-name="ce15">
            <text:p>https://habr.com/ru/post/310460</text:p>
            <text:p/>
          </table:table-cell>
          <table:table-cell office:value-type="string" table:style-name="ce15">
            <text:p><text:span text:style-name="T27">отличное пособие</text:span></text:p>
          </table:table-cell>
          <table:table-cell table:number-columns-repeated="16382"/>
        </table:table-row>
        <table:table-row table:style-name="ro26">
          <table:table-cell office:value-type="string" table:style-name="ce16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17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6">
          <table:table-cell office:value-type="string" table:style-name="ce16">
            <text:p><text:a xlink:href="https://www.docker.com/101-tutorial%22%20%5Ct%20%22_blank">https://www.docker.com/101-tutorial</text:a></text:p>
          </table:table-cell>
          <table:table-cell office:value-type="string" table:style-name="ce17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7">
          <table:table-cell table:style-name="ce18"/>
          <table:table-cell office:value-type="string" table:style-name="ce17">
            <text:p><text:span text:style-name="T30">Docker Desktop</text:span><text:s/>разворачивает приложения по умолчанию на адресе localhost</text:p>
            <text:p><text:span text:style-name="T30">Docker Toolbox</text:span><text:s/>— на 192.168.99.100</text:p>
          </table:table-cell>
          <table:table-cell table:number-columns-repeated="16382"/>
        </table:table-row>
        <table:table-row table:style-name="ro28">
          <table:table-cell office:value-type="string" table:style-name="ce19">
            <text:p>sudo groupadd docker</text:p>
            <text:p>sudo</text:p>
            <text:p/>
            <text:p/>
            <text:p/>
            <text:p><text:span text:style-name="T31">s</text:span><text:span text:style-name="T32">udo gpasswd -a $USER docker</text:span></text:p>
          </table:table-cell>
          <table:table-cell office:value-type="string" table:style-name="ce17">
            <text:p><text:span text:style-name="T33">To run docker without sudo:</text:span><text:span text:style-name="T33"/></text:p>
            <text:p><text:span text:style-name="T33">Add the docker group if it doesn't already exist.</text:span><text:span text:style-name="T33"/></text:p>
            <text:p><text:span text:style-name="T33">Add the connected user "$USER" to the docker group.</text:span><text:span text:style-name="T33"/></text:p>
            <text:p/>
            <text:p><text:span text:style-name="T33">Change the user name to match your preferred user if you do not want to use your current user:</text:span><text:span text:style-name="T33"/></text:p>
            <text:p/>
            <text:p><text:span text:style-name="T33">Either do a </text:span><text:span text:style-name="T32">newgrp docker</text:span><text:span text:style-name="T33"> or log out/in to activate the changes to groups.</text:span><text:span text:style-name="T33"/></text:p>
            <text:p><text:span text:style-name="T33">You can use</text:span><text:span text:style-name="T33"/></text:p>
            <text:p><text:span text:style-name="T32">docker run hello-world</text:span><text:span text:style-name="T32"/></text:p>
            <text:p><text:span text:style-name="T33">to check if you can run docker without sudo.</text:span><text:span text:style-name="T33"/></text:p>
            <text:p><text:span text:style-name="T32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Анализ</text:p>
          </table:table-cell>
          <table:table-cell table:style-name="ce2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 ps</text:span><text:span text:style-name="T28"><text:s/></text:span><text:span text:style-name="T36">-a -q</text:span></text:p>
          </table:table-cell>
          <table:table-cell office:value-type="string" table:style-name="ce2">
            <text:p><text:span text:style-name="T28">увидеть<text:s/></text:span><text:span text:style-name="T36">только ID всех</text:span><text:span text:style-name="T28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6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7">docker logs</text:span><text:span text:style-name="T28"><text:s/></text:span><text:span text:style-name="T38">&lt;container ID&gt;</text:span></text:p>
          </table:table-cell>
          <table:table-cell office:value-type="string" table:style-name="ce2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<text:s/></text:span><text:span text:style-name="T2">run</text:span><text:span text:style-name="T39"><text:s/>-it<text:s/></text:span><text:span text:style-name="T40">&lt;image name or ID&gt;<text:s/></text:span><text:span text:style-name="T2">sh</text:span></text:p>
          </table:table-cell>
          <table:table-cell office:value-type="string" table:style-name="ce2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7">
            <text:p><text:span text:style-name="T41">docker<text:s/></text:span><text:span text:style-name="T2">volume ls</text:span></text:p>
          </table:table-cell>
          <table:table-cell office:value-type="string" table:style-name="ce1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table:number-columns-repeated="2" table:style-name="ce17"/>
          <table:table-cell table:number-columns-repeated="16382"/>
        </table:table-row>
        <table:table-row table:style-name="ro1">
          <table:table-cell office:value-type="string" table:style-name="ce23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29">
          <table:table-cell table:style-name="ce17"/>
          <table:table-cell table:style-name="ce2"/>
          <table:table-cell table:number-columns-repeated="16382"/>
        </table:table-row>
        <table:table-row table:style-name="ro1">
          <table:table-cell office:value-type="string" table:style-name="ce20">
            <text:p>ТЭГИ</text:p>
          </table:table-cell>
          <table:table-cell table:style-name="ce20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docker<text:s/><text:span text:style-name="T2">tag</text:span><text:s/><text:span text:style-name="T43">0e5574283393</text:span><text:s/><text:span text:style-name="T14">fedora</text:span>/<text:span text:style-name="T14">httpd</text:span>:<text:span text:style-name="T44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Построение образа</text:p>
          </table:table-cell>
          <table:table-cell table:style-name="ce2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4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4">docker build</text:span><text:s/><text:span text:style-name="T45">-t<text:s/></text:span><text:span text:style-name="T40">&lt;имя имаджа&gt;</text:span>:<text:span text:style-name="T14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5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build<text:s/></text:span><text:span text:style-name="T46">-f Dockerfile</text:span><text:span text:style-name="T35"><text:s/>-t<text:s/></text:span><text:span text:style-name="T47">&lt;имя имаджа&gt;</text:span><text:span text:style-name="T28">:&lt;тэг&gt;<text:s/></text:span><text:span text:style-name="T35">.</text:span></text:p>
          </table:table-cell>
          <table:table-cell office:value-type="string" table:style-name="ce2">
            <text:p><text:span text:style-name="T2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<text:span text:style-name="T41">docker build -t<text:s/></text:span><text:span text:style-name="T48">&lt;DockerHub account name&gt;</text:span><text:span text:style-name="T41">/</text:span><text:span text:style-name="T49">&lt;New Image name&gt;</text:span><text:span text:style-name="T21">:</text:span><text:span text:style-name="T50">&lt;Tag of version&gt;</text:span><text:span text:style-name="T41"><text:s/>.</text:span></text:p>
          </table:table-cell>
          <table:table-cell office:value-type="string" table:style-name="ce2">
            <text:p><text:span text:style-name="T28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-d</text:p>
          </table:table-cell>
          <table:table-cell office:value-type="string" table:style-name="ce2">
            <text:p><text:span text:style-name="T28">запускает образ в<text:s/></text:span><text:span text:style-name="T51">detached режиме (</text:span><text:span text:style-name="T28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 run -it<text:s/></text:span><text:span text:style-name="T40">&lt;image name or ID&gt;<text:s/></text:span><text:span text:style-name="T21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Запуск</text:p>
          </table:table-cell>
          <table:table-cell table:style-name="ce20"/>
          <table:table-cell table:number-columns-repeated="16382"/>
        </table:table-row>
        <table:table-row table:style-name="ro29">
          <table:table-cell office:value-type="string" table:style-name="ce25">
            <text:p>run<text:s/><text:span text:style-name="T35">= docker create + docker start</text:span></text:p>
          </table:table-cell>
          <table:table-cell table:style-name="ce2"/>
          <table:table-cell table:number-columns-repeated="16382"/>
        </table:table-row>
        <table:table-row table:style-name="ro27">
          <table:table-cell office:value-type="string" table:style-name="ce17">
            <text:p><text:span text:style-name="T34">docker run<text:s/></text:span><text:span text:style-name="T40">&lt;имя имаджа&gt;</text:span></text:p>
          </table:table-cell>
          <table:table-cell office:value-type="string" table:style-name="ce2">
            <text:p><text:span text:style-name="T28">запустить контейнер,</text:span><text:span text:style-name="T28"/></text:p>
            <text:p><text:span text:style-name="T28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17">
            <text:p><text:span text:style-name="T34">docker run</text:span><text:span text:style-name="T41"><text:s/></text:span><text:span text:style-name="T40">&lt;имя имаджа&gt;<text:s/></text:span><text:span text:style-name="T41">command</text:span></text:p>
          </table:table-cell>
          <table:table-cell office:value-type="string" table:style-name="ce18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29">
          <table:table-cell office:value-type="string" table:style-name="ce17">
            <text:p><text:span text:style-name="T34">docker run</text:span><text:span text:style-name="T21"><text:s/></text:span><text:span text:style-name="T52">--name</text:span><text:span text:style-name="T21"><text:s/></text:span><text:span text:style-name="T53">&lt;имя контейнера&gt;</text:span><text:span text:style-name="T21"><text:s/></text:span><text:span text:style-name="T40">&lt;имя имаджа&gt;</text:span></text:p>
          </table:table-cell>
          <table:table-cell office:value-type="string" table:style-name="ce2">
            <text:p><text:span text:style-name="T28">создать и запустить контейнер, указав ему<text:s/></text:span><text:span text:style-name="T38">ИМЯ</text:span>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54">docker<text:s/></text:span><text:span text:style-name="T35">run --name<text:s/></text:span><text:span text:style-name="T55">&lt;имя контейнера&gt;</text:span><text:span text:style-name="T56"><text:s/></text:span><text:span text:style-name="T36">-d</text:span><text:span text:style-name="T35"><text:s/></text:span><text:span text:style-name="T47">&lt;имя имаджа&gt;</text:span></text:p>
          </table:table-cell>
          <table:table-cell office:value-type="string" table:style-name="ce26">
            <text:p>создать и запустить контейнер<text:s/><text:span text:style-name="T36">фоном, ДЕМОНОМ</text:span><text:span text:style-name="T28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2">
          <table:table-cell office:value-type="string" table:style-name="ce27">
            <text:p><text:span text:style-name="T58">start<text:s/></text:span><text:span text:style-name="T59">&lt;container ID&gt;</text:span></text:p>
          </table:table-cell>
          <table:table-cell office:value-type="string" table:style-name="ce18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 start</text:span><text:span text:style-name="T21"><text:s/></text:span><text:span text:style-name="T60">225824d4f37c</text:span></text:p>
          </table:table-cell>
          <table:table-cell office:value-type="string" table:style-name="ce18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<text:span text:style-name="T39">docker start</text:span><text:span text:style-name="T21"><text:s/></text:span><text:span text:style-name="T61">-a</text:span><text:span text:style-name="T21"><text:s/></text:span><text:span text:style-name="T60">225824d4f37c</text:span></text:p>
          </table:table-cell>
          <table:table-cell office:value-type="string" table:style-name="ce17">
            <text:p><text:span text:style-name="T21">start a container with ID 225824d4f37c<text:s/></text:span><text:span text:style-name="T62">showing</text:span><text:span text:style-name="T21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3">
          <table:table-cell office:value-type="string" table:style-name="ce23">
            <text:p><text:span text:style-name="T21">docker<text:s/></text:span><text:span text:style-name="T2">run</text:span><text:span text:style-name="T21"><text:s/></text:span><text:span text:style-name="T45">-it</text:span><text:span text:style-name="T21"><text:s/></text:span><text:span text:style-name="T63">-p</text:span><text:span text:style-name="T21"><text:s/>1234:8080 tomcat</text:span></text:p>
          </table:table-cell>
          <table:table-cell office:value-type="string" table:style-name="ce23">
            <text:p><text:span text:style-name="T21">запустить Томкат</text:span><text:span text:style-name="T21"/></text:p>
            <text:p><text:span text:style-name="T63">-it</text:span><text:span text:style-name="T21"><text:s/>- интерактивно, будем видеть, как он бежит в терминале,</text:span><text:span text:style-name="T21"/></text:p>
            <text:p><text:span text:style-name="T63">-p</text:span><text:span text:style-name="T21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cker run -it -p 8888:80 nginx</text:p>
          </table:table-cell>
          <table:table-cell office:value-type="string" table:style-name="ce23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28">
            <text:p>С открытым терминалом внутри контейнера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17">
            <text:p><text:span text:style-name="T41">docker run<text:s/></text:span><text:span text:style-name="T49">busybox</text:span><text:span text:style-name="T41"><text:s/></text:span><text:span text:style-name="T64">&lt;LINUX COMMAND&gt;</text:span></text:p>
          </table:table-cell>
          <table:table-cell office:value-type="string" table:style-name="ce17">
            <text:p><text:span text:style-name="T21">контейнер</text:span><text:span text:style-name="T41">,<text:s/></text:span><text:span text:style-name="T65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17">
            <text:p><text:span text:style-name="T41">docker run<text:s/></text:span><text:span text:style-name="T66">-it</text:span><text:span text:style-name="T41"><text:s/></text:span><text:span text:style-name="T49">busybox</text:span><text:span text:style-name="T41"><text:s/></text:span><text:span text:style-name="T64">sh</text:span></text:p>
          </table:table-cell>
          <table:table-cell office:value-type="string" table:style-name="ce17">
            <text:p><text:span text:style-name="T21">run a container with this window<text:s/></text:span><text:span text:style-name="T66">connected to STDIN</text:span><text:span text:style-name="T21"><text:s/>of a container and<text:s/></text:span><text:span text:style-name="T64">linux terminal opened</text:span><text:span text:style-name="T21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 ПОРТАМИ</text:p>
          </table:table-cell>
          <table:table-cell table:style-name="ce28"/>
          <table:table-cell table:number-columns-repeated="16382"/>
        </table:table-row>
        <table:table-row table:style-name="ro3">
          <table:table-cell office:value-type="string" table:style-name="ce17">
            <text:p><text:span text:style-name="T39">docker run</text:span><text:span text:style-name="T21"><text:s/></text:span><text:span text:style-name="T67">-p</text:span><text:span text:style-name="T21"><text:s/></text:span><text:span text:style-name="T67">8080</text:span><text:span text:style-name="T21">:8080<text:s/></text:span><text:span text:style-name="T40">&lt;image name or ID&gt;</text:span></text:p>
          </table:table-cell>
          <table:table-cell office:value-type="string" table:style-name="ce17">
            <text:p><text:span text:style-name="T21">Порты:<text:s/></text:span><text:span text:style-name="T68">СНАРУЖИ</text:span><text:span text:style-name="T21">:ВНУТРИ.</text:span><text:span text:style-name="T21"/></text:p>
            <text:p><text:span text:style-name="T21">run a container with<text:s/></text:span><text:span text:style-name="T67">redirecting incoming fetches</text:span><text:span text:style-name="T21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амоликвидация контейнера</text:p>
          </table:table-cell>
          <table:table-cell table:style-name="ce28"/>
          <table:table-cell table:number-columns-repeated="16382"/>
        </table:table-row>
        <table:table-row table:style-name="ro2">
          <table:table-cell office:value-type="string" table:style-name="ce17">
            <text:p><text:span text:style-name="T41">docker run --name</text:span><text:span text:style-name="T21"><text:s/></text:span><text:span text:style-name="T60">&lt;имя контейнера&gt;</text:span><text:span text:style-name="T21"><text:s/></text:span><text:span text:style-name="T69">-d</text:span><text:span text:style-name="T52"><text:s/>--rm<text:s/></text:span><text:span text:style-name="T50">&lt;имя имаджа&gt;</text:span></text:p>
          </table:table-cell>
          <table:table-cell office:value-type="string" table:style-name="ce17">
            <text:p><text:span text:style-name="T21">- создать и запустить контейнер<text:s/></text:span><text:span text:style-name="T69">фоном</text:span><text:span text:style-name="T21">,<text:s/></text:span><text:span text:style-name="T52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17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8">
            <text:p>ВРЕМЕННЫЕ ЗОНЫ</text:p>
          </table:table-cell>
          <table:table-cell table:style-name="ce28"/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run --rm --name</text:span><text:span text:style-name="T28"><text:s/></text:span><text:span text:style-name="T38">&lt;имя контейнера&gt;</text:span><text:span text:style-name="T28"><text:s/>-d -p 8080:8080<text:s/></text:span><text:span text:style-name="T36">-e TZ=Europe/Moscow</text:span><text:span text:style-name="T28"><text:s/>&lt;имя имаджа&gt;</text:span></text:p>
          </table:table-cell>
          <table:table-cell office:value-type="string" table:style-name="ce2">
            <text:p><text:span text:style-name="T28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ХРАНЕНИЕ ДАННЫХ</text:p>
          </table:table-cell>
          <table:table-cell table:style-name="ce20"/>
          <table:table-cell table:number-columns-repeated="16382"/>
        </table:table-row>
        <table:table-row table:style-name="ro27">
          <table:table-cell office:value-type="string" table:style-name="ce29">
            <text:p><text:span text:style-name="T35">docker run --name</text:span><text:s/><text:span text:style-name="T38">&lt;имя контейнера&gt;<text:s/></text:span>-<text:span text:style-name="T28">d</text:span><text:s/>-<text:span text:style-name="T28">p</text:span><text:s/>8080:8080 -<text:span text:style-name="T28">e</text:span><text:s/><text:span text:style-name="T28">TZ</text:span>=<text:span text:style-name="T28">Europe</text:span>/<text:span text:style-name="T28">Moscow</text:span><text:s/><text:span text:style-name="T36">-v &lt;абсолютный путь на хостовой машине&gt;: &lt;абсолютный путь внутри контейнера</text:span><text:span text:style-name="T28">&gt; &lt;имя имаджа&gt;</text:span></text:p>
          </table:table-cell>
          <table:table-cell office:value-type="string" table:style-name="ce2">
            <text:p><text:span text:style-name="T28">монтирование папки для сохранения данных<text:s/></text:span><text:span text:style-name="T36">внутри контейнера</text:span><text:span text:style-name="T28"><text:s/>между запусками</text:span></text:p>
          </table:table-cell>
          <table:table-cell table:number-columns-repeated="16382"/>
        </table:table-row>
        <table:table-row table:style-name="ro7">
          <table:table-cell office:value-type="string" table:style-name="ce17">
            <text:p><text:span text:style-name="T39">docker run -p 3000:3000<text:s/></text:span><text:span text:style-name="T66">-v app/node_modules</text:span><text:span text:style-name="T21"><text:s/></text:span><text:span text:style-name="T70">-v $(pwd):/app</text:span><text:span text:style-name="T21"><text:s/></text:span><text:span text:style-name="T49">&lt;image ID&gt;</text:span></text:p>
          </table:table-cell>
          <table:table-cell office:value-type="string" table:style-name="ce17">
            <text:p><text:span text:style-name="T66">put a bookmark on a nod modules folder of a container (bookmark means «Don“t touch it, don“t reference, this folder works fine»)</text:span><text:span text:style-name="T21"><text:s/>and<text:s/></text:span><text:span text:style-name="T70">make reference of our (PWD — print working directory) workdir folder to a folder inside a container</text:span><text:span text:style-name="T70"/></text:p>
            <text:p><text:span text:style-name="T21">(we make a volume = refernce)</text:span>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span text:style-name="T35">docker</text:span><text:span text:style-name="T41"><text:s/></text:span><text:span text:style-name="T35">run</text:span><text:span text:style-name="T41"><text:s/>--</text:span><text:span text:style-name="T35">rm</text:span><text:span text:style-name="T41"><text:s/>-</text:span><text:span text:style-name="T35">d</text:span><text:span text:style-name="T41"><text:s/>-</text:span><text:span text:style-name="T35">p</text:span><text:span text:style-name="T41"><text:s/>27017: 27017<text:s/></text:span><text:span text:style-name="T35">mongo</text:span></text:p>
          </table:table-cell>
          <table:table-cell office:value-type="string" table:style-name="ce17">
            <text:p><text:span text:style-name="T21">запуск контейнера<text:s/></text:span>Mongo из имаджа с Докер-библиотеки.<text:s/><text:span text:style-name="T30">Временная</text:span><text:s/>ДБ, которая<text:s/><text:span text:style-name="T30">затрётся при выключении контейнера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7"/>
          <table:table-cell table:number-columns-repeated="16382"/>
        </table:table-row>
        <table:table-row table:style-name="ro29">
          <table:table-cell table:style-name="ce17"/>
          <table:table-cell table:style-name="ce2"/>
          <table:table-cell table:number-columns-repeated="16382"/>
        </table:table-row>
        <table:table-row table:style-name="ro1">
          <table:table-cell office:value-type="string" table:style-name="ce28">
            <text:p>VOLUMES</text:p>
          </table:table-cell>
          <table:table-cell table:style-name="ce28"/>
          <table:table-cell table:number-columns-repeated="16382"/>
        </table:table-row>
        <table:table-row table:style-name="ro29">
          <table:table-cell office:value-type="string" table:style-name="ce17">
            <text:p><text:span text:style-name="T41">docker volume create</text:span><text:span text:style-name="T21"><text:s/></text:span><text:span text:style-name="T71">&lt;имя волюма&gt;</text:span></text:p>
          </table:table-cell>
          <table:table-cell office:value-type="string" table:style-name="ce17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span text:style-name="T41">docker volume ls</text:span></text:p>
          </table:table-cell>
          <table:table-cell office:value-type="string" table:style-name="ce1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17">
            <text:p><text:span text:style-name="T35">docker run --rm --name</text:span><text:s/>&lt; имя контейнера &gt;<text:s/><text:span text:style-name="T35">-d -p 8080:8080 -e TZ=Europe/Moscow -</text:span><text:span text:style-name="T36">v &lt;ИМЯ ВОЛЮМА&gt;: &lt;абсолютный путь внутри контейнера</text:span>&gt; &lt; имя имаджа &gt;</text:p>
          </table:table-cell>
          <table:table-cell office:value-type="string" table:style-name="ce17">
            <text:p>монтирование папки для сохранения данных<text:s/><text:span text:style-name="T36">вне контейнера, в независимом Вольюме (папке)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7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Работа с функционирующим контейнером</text:p>
          </table:table-cell>
          <table:table-cell table:style-name="ce20"/>
          <table:table-cell table:number-columns-repeated="16382"/>
        </table:table-row>
        <table:table-row table:style-name="ro29">
          <table:table-cell office:value-type="string" table:style-name="ce30">
            <text:p>exec</text:p>
          </table:table-cell>
          <table:table-cell office:value-type="string" table:style-name="ce18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docker exec -it &lt;container ID&gt; &lt;command&gt;</text:p>
          </table:table-cell>
          <table:table-cell office:value-type="string" table:style-name="ce2">
            <text:p><text:span text:style-name="T72">allows to provide input</text:span><text:span text:style-name="T28"><text:s/></text:span><text:span text:style-name="T46">with tips and help</text:span><text:span text:style-name="T28"><text:s/>to STDIN and<text:s/></text:span><text:span text:style-name="T73">send another command</text:span><text:span text:style-name="T28"><text:s/>to a contain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7">
            <text:p><text:span text:style-name="T39">docker exec -it<text:s/></text:span><text:span text:style-name="T60">&lt;container ID&gt;</text:span><text:span text:style-name="T21"><text:s/></text:span><text:span text:style-name="T61">sh</text:span></text:p>
          </table:table-cell>
          <table:table-cell office:value-type="string" table:style-name="ce17">
            <text:p>opens a terminal INSIDE of a container for program to see your commands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docker exec -it<text:s/><text:span text:style-name="T38">&lt;container ID&gt;</text:span><text:s/>/bin/bash</text:p>
          </table:table-cell>
          <table:table-cell office:value-type="string" table:style-name="ce17">
            <text:p>то же самое: вызов баша внутри контейнера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28">Ctrl+D or ‘exit’</text:span></text:p>
          </table:table-cell>
          <table:table-cell office:value-type="string" table:style-name="ce18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17">
            <text:p><text:span text:style-name="T74">docker<text:s/></text:span><text:span text:style-name="T2">commit</text:span><text:span text:style-name="T21"><text:s/></text:span><text:span text:style-name="T75">-c</text:span><text:span text:style-name="T21"><text:s/></text:span><text:span text:style-name="T49">„CMD [«redis-server»]“</text:span><text:span text:style-name="T21"><text:s/></text:span><text:span text:style-name="T60">&lt;ID of a container&gt;</text:span></text:p>
          </table:table-cell>
          <table:table-cell office:value-type="string" table:style-name="ce17">
            <text:p><text:span text:style-name="T21">Создаёт имадж из выбранного контейнера.</text:span><text:span text:style-name="T21"/></text:p>
            <text:p><text:span text:style-name="T21">То есть можно запустить контейнер, с ним поработать, внутри что-то настроить, переписать Main-омманды… и из этого сделать имадж.</text:span><text:span text:style-name="T21"/></text:p>
            <text:p/>
            <text:p><text:span text:style-name="T21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<text:span text:style-name="T41">docker<text:s/></text:span><text:span text:style-name="T2">commit</text:span><text:span text:style-name="T41"><text:s/></text:span><text:span text:style-name="T43">5267e21d140</text:span><text:span text:style-name="T41"><text:s/></text:span><text:span text:style-name="T14">denis_v2</text:span><text:span text:style-name="T41">:</text:span><text:span text:style-name="T44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Остановка</text:p>
          </table:table-cell>
          <table:table-cell table:style-name="ce2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17">
            <text:p><text:span text:style-name="T41">docker<text:s/></text:span><text:span text:style-name="T69">stop</text:span><text:span text:style-name="T41"><text:s/></text:span><text:span text:style-name="T60">&lt;name or ID of a container&gt;</text:span></text:p>
          </table:table-cell>
          <table:table-cell office:value-type="string" table:style-name="ce17">
            <text:p><text:span text:style-name="T69">stop<text:s/></text:span><text:span text:style-name="T21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<text:s/></text:span><text:span text:style-name="T61">kill</text:span><text:span text:style-name="T21"><text:s/></text:span><text:span text:style-name="T60">&lt;name or ID of a container&gt;</text:span></text:p>
          </table:table-cell>
          <table:table-cell office:value-type="string" table:style-name="ce17">
            <text:p><text:span text:style-name="T61">kill</text:span><text:span text:style-name="T60"><text:s/>container<text:s/></text:span><text:span text:style-name="T21">immediately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Удаление</text:p>
          </table:table-cell>
          <table:table-cell table:style-name="ce20"/>
          <table:table-cell table:number-columns-repeated="16382"/>
        </table:table-row>
        <table:table-row table:style-name="ro26">
          <table:table-cell office:value-type="string" table:style-name="ce30">
            <text:p>system prune</text:p>
          </table:table-cell>
          <table:table-cell office:value-type="string" table:style-name="ce17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29">
          <table:table-cell table:style-name="ce30"/>
          <table:table-cell table:style-name="ce17"/>
          <table:table-cell table:number-columns-repeated="16382"/>
        </table:table-row>
        <table:table-row table:style-name="ro29">
          <table:table-cell office:value-type="string" table:style-name="ce23">
            <text:p>docker<text:span text:style-name="T21"><text:s/></text:span><text:span text:style-name="T36">rm</text:span><text:span text:style-name="T21"><text:s/></text:span><text:span text:style-name="T38">&lt;ID контейнера или имя&gt;</text:span></text:p>
          </table:table-cell>
          <table:table-cell office:value-type="string" table:style-name="ce2">
            <text:p><text:span text:style-name="T28">остановить выполнение контейнера и<text:s/></text:span><text:span text:style-name="T36">удалить</text:span><text:span text:style-name="T28"><text:s/>его</text:span>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<text:span text:style-name="T37">docker rm</text:span><text:span text:style-name="T21"><text:s/>$(</text:span><text:span text:style-name="T37">docker ps</text:span><text:span text:style-name="T21"><text:s/>-</text:span><text:span text:style-name="T28">qa)</text:span></text:p>
          </table:table-cell>
          <table:table-cell office:value-type="string" table:style-name="ce17">
            <text:p>удалим все контейнеры.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</text:span><text:span text:style-name="T47">&lt;имя имаджа&gt;</text:span></text:p>
          </table:table-cell>
          <table:table-cell office:value-type="string" table:style-name="ce17">
            <text:p>удалить имадж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$(</text:span><text:span text:style-name="T37">docker images -q</text:span><text:span text:style-name="T28">)</text:span></text:p>
          </table:table-cell>
          <table:table-cell office:value-type="string" table:style-name="ce2">
            <text:p><text:span text:style-name="T28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7">sudo docker rmi<text:s/></text:span><text:span text:style-name="T28">$(</text:span><text:span text:style-name="T37">sudo docker images -f</text:span><text:span text:style-name="T28"><text:s/>"dangling=true" -q)</text:span></text:p>
          </table:table-cell>
          <table:table-cell office:value-type="string" table:style-name="ce16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Dockerfile</text:p>
          </table:table-cell>
          <table:table-cell office:value-type="string" table:style-name="ce20">
            <text:p>Файл, по которому собирается имадж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5">FROM python:3.6</text:span><text:span text:style-name="T35"/></text:p>
            <text:p><text:span text:style-name="T35">RUN mkdir -p<text:s/></text:span><text:span text:style-name="T76">/usr/src/app/</text:span><text:span text:style-name="T76"/></text:p>
            <text:p><text:span text:style-name="T35">WORKDIR<text:s/></text:span><text:span text:style-name="T76">/usr/src/app/</text:span></text:p>
          </table:table-cell>
          <table:table-cell table:style-name="ce18"/>
          <table:table-cell table:number-columns-repeated="16382"/>
        </table:table-row>
        <table:table-row table:style-name="ro26">
          <table:table-cell office:value-type="string" table:style-name="ce17">
            <text:p><text:span text:style-name="T41">COPY<text:s/></text:span><text:span text:style-name="T52">.</text:span><text:span text:style-name="T41"><text:s/></text:span><text:span text:style-name="T77">/usr/src/app/</text:span></text:p>
          </table:table-cell>
          <table:table-cell office:value-type="string" table:style-name="ce18">
            <text:p>-<text:s/><text:span text:style-name="T78">a path on our computer relatively to a build context</text:span><text:s/>and<text:s/><text:span text:style-name="T79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18"/>
          <table:table-cell table:number-columns-repeated="16382"/>
        </table:table-row>
        <table:table-row table:style-name="ro29">
          <table:table-cell office:value-type="string" table:style-name="ce23">
            <text:p><text:span text:style-name="T21">CMD [“python”, “app.py”]</text:span></text:p>
          </table:table-cell>
          <table:table-cell office:value-type="string" table:style-name="ce2">
            <text:p><text:span text:style-name="T28">вместо CMD может быть<text:s/></text:span><text:span text:style-name="T35">ENTRYPOINT [“python”, “app.py”]</text:span></text:p>
          </table:table-cell>
          <table:table-cell table:number-columns-repeated="16382"/>
        </table:table-row>
        <table:table-row table:style-name="ro26">
          <table:table-cell office:value-type="string" table:style-name="ce23">
            <text:p>ENV TZ Europe/Moscow</text:p>
          </table:table-cell>
          <table:table-cell office:value-type="string" table:style-name="ce31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35">FROM python:3.8</text:span><text:span text:style-name="T35"/></text:p>
            <text:p><text:span text:style-name="T35">RUN mkdir -p /usr/src/app1/</text:span><text:span text:style-name="T35"/></text:p>
            <text:p><text:span text:style-name="T35">WORKDIR /usr/src/app1/</text:span><text:span text:style-name="T35"/></text:p>
            <text:p><text:span text:style-name="T35">COPY . /usr/src/app1/</text:span><text:span text:style-name="T35"/></text:p>
            <text:p><text:span text:style-name="T35">RUN pip install --no-cache-dir -r requirements.txt</text:span><text:span text:style-name="T35"/></text:p>
            <text:p><text:span text:style-name="T35">EXPOSE 8080</text:span><text:span text:style-name="T35"/></text:p>
            <text:p/>
            <text:p><text:span text:style-name="T35">ENTRYPOINT ["python"]</text:span><text:span text:style-name="T35"/></text:p>
            <text:p><text:span text:style-name="T35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0">
            <text:p>docker-compose</text:p>
          </table:table-cell>
          <table:table-cell office:value-type="string" table:style-name="ce20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5">
          <table:table-cell office:value-type="string" table:style-name="ce32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number-rows-repeated="18" table:style-name="ro1">
          <table:table-cell table:number-columns-repeated="2" table:style-name="ce2"/>
          <table:table-cell table:number-columns-repeated="16382"/>
        </table:table-row>
        <table:table-row table:number-rows-repeated="1048428" table:style-name="ro12">
          <table:table-cell table:number-columns-repeated="16384"/>
        </table:table-row>
      </table:table>
      <table:table table:name="Windows_Server" table:style-name="ta2">
        <table:table-column table:style-name="co8" table:number-columns-repeated="2" table:default-cell-style-name="ce1"/>
        <table:table-column table:style-name="co4" table:number-columns-repeated="16382" table:default-cell-style-name="ce1"/>
        <table:table-row table:style-name="ro1">
          <table:table-cell table:number-columns-repeated="2" table:style-name="ce33"/>
          <table:table-cell table:number-columns-repeated="16382"/>
        </table:table-row>
        <table:table-row table:style-name="ro1">
          <table:table-cell office:value-type="string" table:style-name="ce34">
            <text:p>Windows Server</text:p>
          </table:table-cell>
          <table:table-cell table:style-name="ce34"/>
          <table:table-cell table:number-columns-repeated="16382"/>
        </table:table-row>
        <table:table-row table:style-name="ro7">
          <table:table-cell table:style-name="ce33"/>
          <table:table-cell office:value-type="string" table:style-name="ce35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</text:p>
          </table:table-cell>
          <table:table-cell office:value-type="string" table:style-name="ce33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 -t 60</text:p>
          </table:table-cell>
          <table:table-cell office:value-type="string" table:style-name="ce33">
            <text:p>Перезапустить сервер через 60 секунд</text:p>
          </table:table-cell>
          <table:table-cell table:number-columns-repeated="16382"/>
        </table:table-row>
        <table:table-row table:number-rows-repeated="20" table:style-name="ro1">
          <table:table-cell table:number-columns-repeated="2" table:style-name="ce33"/>
          <table:table-cell table:number-columns-repeated="16382"/>
        </table:table-row>
        <table:table-row table:number-rows-repeated="104855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6-07T12:32:27Z</dc:date>
    <meta:editing-cycles>393</meta:editing-cycles>
    <meta:editing-duration>PT16430S</meta:editing-duration>
  </office:meta>
</office:document-meta>
</file>